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PS Correction Factor</text:p>
      <text:p text:style-name="P17">0x46<text:tab/>Command type “Flight Ops”</text:p>
      <text:p text:style-name="P17">0x43<text:tab/>Command “GPS Correction Factor”</text:p>
      <text:p text:style-name="P17"/>
      <text:p text:style-name="P17">0xSSSS<text:tab/>Latitude seconds correction. Upper six bits for integer portion, remaining 10 bits for decimal portion.</text:p>
      <text:p text:style-name="P17"/>
      <text:p text:style-name="P17">0xSSSS<text:tab/>Longitude seconds correction. Upper six bits for integer portion, remaining 10 bits for decimal portion.</text:p>
      <text:p text:style-name="P17"/>
      <text:p text:style-name="P17">0xAAAA<text:tab/>Altitude correction in meters.</text:p>
      <text:p text:style-name="P17"/>
      <text:p text:style-name="P17">0xHHMMSS<text:tab/>Time of GPS fix</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tion</text:p>
      <text:p text:style-name="P17"><text:tab/><text:tab/>0x48<text:tab/>Heading/Speed/Altitude</text:p>
      <text:p text:style-name="P17"><text:tab/><text:tab/>0x5A <text:tab/>Attitude</text:p>
      <text:p text:style-name="P17"><text:tab/><text:tab/>0x42<text:tab/>Battery Status</text:p>
      <text:p text:style-name="P17"><text:tab/><text:tab/>0x52<text:tab/>Motor RPM</text:p>
      <text:p text:style-name="P10"/>
      <text:p text:style-name="P10"/>
      <text:p text:style-name="P10"/>
      <text:p text:style-name="P10"/>
      <text:p text:style-name="P10"/>
      <text:p text:style-name="P10"/>
      <text:p text:style-name="P10"/>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1">Motor RPM Packet</text:p>
      <text:p text:style-name="P10">0x74<text:tab/>Report type “Telemetry”</text:p>
      <text:p text:style-name="P10">0x52<text:tab/>'R' Report “Motor RPM”</text:p>
      <text:p text:style-name="P10"/>
      <text:p text:style-name="P17">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5-24T14:52:56</dc:date>
    <dc:language>en-CA</dc:language>
    <meta:editing-cycles>16</meta:editing-cycles>
    <meta:editing-duration>PT11H57M49S</meta:editing-duration>
    <meta:user-defined meta:name="Info 1"/>
    <meta:user-defined meta:name="Info 2"/>
    <meta:user-defined meta:name="Info 3"/>
    <meta:user-defined meta:name="Info 4"/>
    <meta:document-statistic meta:table-count="4" meta:image-count="0" meta:object-count="0" meta:page-count="10" meta:paragraph-count="223" meta:word-count="1249" meta:character-count="7697"/>
  </office:meta>
</office:document-meta>
</file>